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0.3335in"/>
          <style:tab-stop style:position="6.4898in" style:type="right" style:leader-style="dotted" style:leader-text="."/>
        </style:tab-stops>
      </style:paragraph-properties>
    </style:style>
    <style:style style:name="P4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</style:style>
    <style:style style:name="P5" style:family="paragraph" style:parent-style-name="HTML_20_Preformatted">
      <style:paragraph-properties fo:line-height="150%" fo:text-align="center" style:justify-single-word="false"/>
      <style:text-properties officeooo:paragraph-rsid="0002b363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7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9862in"/>
          <style:tab-stop style:position="1.7362in"/>
          <style:tab-stop style:position="2.9307in"/>
          <style:tab-stop style:position="3.9165in"/>
          <style:tab-stop style:position="4.25in"/>
          <style:tab-stop style:position="5.3472in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in" style:contextual-spacing="false" fo:line-height="150%" fo:text-indent="0.4925in" style:auto-text-indent="false"/>
    </style:style>
    <style:style style:name="P10" style:family="paragraph" style:parent-style-name="Standard">
      <style:paragraph-properties fo:margin-left="0in" fo:margin-right="0in" fo:line-height="150%" fo:text-indent="0.4925in" style:auto-text-indent="false"/>
    </style:style>
    <style:style style:name="P11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2" style:family="paragraph" style:parent-style-name="Heading_20_2">
      <style:paragraph-properties fo:margin-top="0in" fo:margin-bottom="0in" style:contextual-spacing="true" fo:line-height="200%"/>
    </style:style>
    <style:style style:name="P13" style:family="paragraph" style:parent-style-name="Standard">
      <style:paragraph-properties fo:margin-left="0in" fo:margin-right="0.4445in" fo:line-height="200%" fo:text-align="center" style:justify-single-word="false" fo:text-indent="0in" style:auto-text-indent="false">
        <style:tab-stops>
          <style:tab-stop style:position="0.1945in"/>
        </style:tab-stops>
      </style:paragraph-properties>
    </style:style>
    <style:style style:name="P1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ize="14pt" style:font-name-asian="Calibri1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21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22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23" style:family="paragraph" style:parent-style-name="Standard">
      <style:paragraph-properties fo:margin-top="0in" fo:margin-bottom="0.111in" style:contextual-spacing="false" fo:line-height="108%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.3055in" fo:line-height="98%" fo:text-indent="0.25in" style:auto-text-indent="false"/>
      <style:text-properties fo:font-size="14pt" fo:font-weight="bold" style:font-size-asian="14pt" style:font-weight-asian="bold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4pt" fo:language="ru" fo:country="RU" style:letter-kerning="false" style:font-name-asian="Calibri1" style:font-size-asian="14pt" style:font-size-complex="14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/>
      <style:text-properties fo:color="#222222" loext:opacity="100%" fo:font-size="14pt" fo:background-color="#fefefe" style:font-size-asian="14pt" style:font-size-complex="14pt"/>
    </style:style>
    <style:style style:name="P30" style:family="paragraph" style:parent-style-name="Standard">
      <style:paragraph-properties fo:line-height="0.0016in"/>
    </style:style>
    <style:style style:name="P31" style:family="paragraph" style:parent-style-name="Standard">
      <style:paragraph-properties fo:line-height="0.2236in"/>
    </style:style>
    <style:style style:name="P32" style:family="paragraph" style:parent-style-name="Standard">
      <style:paragraph-properties fo:line-height="0.0055in"/>
    </style:style>
    <style:style style:name="P33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34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35" style:family="paragraph" style:parent-style-name="Heading_20_1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3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38" style:family="paragraph" style:parent-style-name="Contents_20_Heading">
      <style:text-properties fo:font-size="14pt" fo:font-weight="bold" style:font-size-asian="14pt" style:font-weight-asian="bold" style:font-size-complex="14pt"/>
    </style:style>
    <style:style style:name="P3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40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1" style:family="paragraph" style:parent-style-name="List_20_Paragraph" style:list-style-name="WWNum11">
      <style:paragraph-properties fo:line-height="150%"/>
      <style:text-properties fo:font-size="14pt" style:font-size-asian="14pt" style:font-size-complex="14pt"/>
    </style:style>
    <style:style style:name="P42" style:family="paragraph" style:parent-style-name="List_20_Paragraph">
      <style:paragraph-properties fo:margin-left="0.25in" fo:margin-right="0.25in" fo:line-height="200%" fo:text-indent="0in" style:auto-text-indent="false"/>
      <style:text-properties fo:font-size="14pt" style:font-size-asian="14pt"/>
    </style:style>
    <style:style style:name="P43" style:family="paragraph" style:parent-style-name="Standard">
      <style:paragraph-properties fo:margin-left="0.25in" fo:margin-right="0in" fo:line-height="200%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45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46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4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49" style:family="paragraph" style:parent-style-name="Standard">
      <loext:graphic-properties draw:fill="solid" draw:fill-color="#ffffff"/>
      <style:paragraph-properties fo:margin-left="0in" fo:margin-right="0in" fo:margin-top="0in" fo:margin-bottom="0.1945in" style:contextual-spacing="true" fo:line-height="150%" fo:text-align="justify" style:justify-single-word="false" fo:text-indent="0.4925in" style:auto-text-indent="false" fo:background-color="#ffffff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.25in" fo:margin-right="0in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Standard">
      <style:paragraph-properties fo:margin-top="0in" fo:margin-bottom="0.1665in" style:contextual-spacing="false" style:line-height-at-least="0in" fo:text-align="center" style:justify-single-word="false"/>
      <style:text-properties fo:font-size="14pt" style:font-size-asian="14pt" style:font-size-complex="14pt"/>
    </style:style>
    <style:style style:name="P52" style:family="paragraph" style:parent-style-name="Standard">
      <style:paragraph-properties style:line-height-at-least="0in"/>
      <style:text-properties fo:font-size="14pt" style:font-size-asian="14pt"/>
    </style:style>
    <style:style style:name="P53" style:family="paragraph" style:parent-style-name="Standard">
      <style:paragraph-properties fo:margin-left="0.0835in" fo:margin-right="0in" fo:line-height="0.2181in" fo:orphans="0" fo:widows="0" fo:text-indent="0in" style:auto-text-indent="false"/>
      <style:text-properties fo:font-size="14pt" style:font-size-asian="14pt" style:language-asian="en" style:country-asian="US"/>
    </style:style>
    <style:style style:name="P54" style:family="paragraph" style:parent-style-name="Standard">
      <style:paragraph-properties fo:margin-left="0.0693in" fo:margin-right="0in" fo:line-height="0.2181in" fo:orphans="0" fo:widows="0" fo:text-indent="0in" style:auto-text-indent="false"/>
      <style:text-properties fo:font-size="14pt" style:font-size-asian="14pt" style:language-asian="en" style:country-asian="US"/>
    </style:style>
    <style:style style:name="P55" style:family="paragraph" style:parent-style-name="Standard">
      <style:paragraph-properties fo:margin-left="0.0555in" fo:margin-right="0in" fo:line-height="0.2181in" fo:orphans="0" fo:widows="0" fo:text-indent="0in" style:auto-text-indent="false"/>
      <style:text-properties fo:font-size="14pt" style:font-size-asian="14pt" style:language-asian="en" style:country-asian="US"/>
    </style:style>
    <style:style style:name="P56" style:family="paragraph" style:parent-style-name="Standard">
      <style:paragraph-properties fo:margin-left="0.0835in" fo:margin-right="0in" fo:line-height="0.2181in" fo:text-align="center" style:justify-single-word="false" fo:orphans="0" fo:widows="0" fo:text-indent="0in" style:auto-text-indent="false"/>
      <style:text-properties fo:font-size="14pt" style:font-size-asian="14pt" style:language-asian="en" style:country-asian="US"/>
    </style:style>
    <style:style style:name="P57" style:family="paragraph" style:parent-style-name="Standard">
      <style:paragraph-properties fo:margin-left="0in" fo:margin-right="-0.0008in" fo:margin-top="0.1665in" fo:margin-bottom="0in" style:contextual-spacing="false" fo:line-height="150%" fo:text-align="justify" style:justify-single-word="false" fo:text-indent="0.4925in" style:auto-text-indent="false"/>
      <style:text-properties fo:font-size="14pt" style:font-size-asian="14pt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/>
    </style:style>
    <style:style style:name="P5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ize="14pt" style:font-name-asian="Calibri1" style:font-size-asian="14pt" style:font-size-complex="14pt"/>
    </style:style>
    <style:style style:name="P60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62" style:family="paragraph" style:parent-style-name="Standard">
      <style:paragraph-properties fo:margin-top="0.1665in" fo:margin-bottom="0in" style:contextual-spacing="false"/>
      <style:text-properties fo:font-size="14pt" style:font-name-asian="Calibri1" style:font-size-asian="14pt" style:font-size-complex="14pt"/>
    </style:style>
    <style:style style:name="P63" style:family="paragraph" style:parent-style-name="Standard">
      <style:text-properties fo:font-size="14pt" style:font-name-asian="Calibri1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4pt" fo:language="ru" fo:country="RU" fo:font-weight="bold" style:letter-kerning="false" style:font-name-asian="Calibri1" style:font-size-asian="14pt" style:font-weight-asian="bold" style:font-size-complex="14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4pt" fo:language="ru" fo:country="RU" style:letter-kerning="false" style:font-name-asian="Calibri1" style:font-size-asian="14pt" style:font-size-complex="14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4pt" fo:language="ru" fo:country="RU" style:letter-kerning="false" style:font-name-asian="Calibri1" style:font-size-asian="14pt" style:font-size-complex="14pt" style:language-complex="ar" style:country-complex="SA"/>
    </style:style>
    <style:style style:name="P69" style:family="paragraph" style:parent-style-name="Standard" style:list-style-name="WWNum1">
      <style:paragraph-properties fo:margin-left="0in" fo:margin-right="0in" fo:line-height="200%" fo:keep-together="always" fo:text-indent="0in" style:auto-text-indent="false" fo:keep-with-next="always"/>
    </style:style>
    <style:style style:name="P70" style:family="paragraph" style:parent-style-name="Standard" style:list-style-name="">
      <style:paragraph-properties fo:line-height="200%" fo:keep-together="always" fo:keep-with-next="always"/>
    </style:style>
    <style:style style:name="P71" style:family="paragraph" style:parent-style-name="Standard" style:list-style-name="">
      <style:paragraph-properties fo:margin-left="0in" fo:margin-right="0.248in" fo:line-height="200%" fo:text-indent="0in" style:auto-text-indent="false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fo:font-weight="bold" style:letter-kerning="false" style:font-name-asian="Calibri1" style:font-weight-asian="bold" style:language-complex="ar" style:country-complex="SA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03c979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text:display="true"/>
    </style:style>
    <style:style style:name="T4" style:family="text">
      <style:text-properties fo:font-size="14pt" style:font-name-asian="Calibri1" style:font-size-asian="14pt"/>
    </style:style>
    <style:style style:name="T5" style:family="text">
      <style:text-properties fo:font-size="14pt" style:font-name-asian="Calibri1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fo:font-size="14pt" fo:language="en" fo:country="US" fo:font-weight="bold" style:font-name-asian="Calibri1" style:font-size-asian="14pt" style:font-weight-asian="bold" style:font-size-complex="14pt"/>
    </style:style>
    <style:style style:name="T10" style:family="text">
      <style:text-properties fo:font-size="14pt" fo:language="en" fo:country="US" style:font-name-asian="Calibri1" style:font-size-asian="14pt" style:font-size-complex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anguage="ru" fo:country="RU" fo:font-weight="bold" style:font-name-asian="Calibri1" style:font-size-asian="14pt" style:font-weight-asian="bold" style:font-size-complex="14pt"/>
    </style:style>
    <style:style style:name="T14" style:family="text">
      <style:text-properties fo:font-size="14pt" fo:language="ru" fo:country="RU" style:font-name-asian="Calibri1" style:font-size-asian="14pt" style:font-size-complex="14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background-color="#fefefe" loext:char-shading-value="0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002b363" style:font-size-asian="14pt" style:font-size-complex="14pt"/>
    </style:style>
    <style:style style:name="T19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25" style:family="text">
      <style:text-properties fo:color="#000000" loext:opacity="100%" style:font-name="Liberation Serif" fo:font-size="14pt" fo:language="ru" fo:country="RU" style:font-name-asian="Calibri1" style:font-size-asian="14pt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1a0396" style:font-name-asian="Calibri1" style:font-size-asian="14pt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28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29" style:family="text">
      <style:text-properties fo:color="#000000" loext:opacity="100%" style:font-name="Liberation Serif" fo:font-size="14pt" fo:language="ru" fo:country="RU" officeooo:rsid="0003c979" style:font-name-asian="Calibri1" style:font-size-asian="14pt" style:font-size-complex="14pt"/>
    </style:style>
    <style:style style:name="T30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T31" style:family="text">
      <style:text-properties style:use-window-font-color="true" loext:opacity="0%" style:font-name="Times New Roman" style:font-name-complex="Times New Roman1"/>
    </style:style>
    <style:style style:name="T32" style:family="text">
      <style:text-properties style:font-name="Calibri" style:font-size-complex="11pt"/>
    </style:style>
    <style:style style:name="T33" style:family="text">
      <style:text-properties fo:color="#222222" loext:opacity="100%" fo:font-size="14pt" fo:background-color="#fefefe" loext:char-shading-value="0" style:font-size-asian="14pt" style:font-size-complex="14pt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4pt" style:font-name-asian="Calibri1" style:font-size-asian="14pt" style:font-size-complex="14pt"/>
    </style:style>
    <style:style style:name="T36" style:family="text">
      <style:text-properties style:font-name="Liberation Serif" fo:font-size="14pt" officeooo:rsid="0003c979" style:font-name-asian="Calibri1" style:font-size-asian="14pt" style:font-size-complex="14pt"/>
    </style:style>
    <style:style style:name="T37" style:family="text">
      <style:text-properties style:font-name="Liberation Serif" fo:font-size="14pt" style:font-size-asian="14pt" style:font-size-complex="14pt"/>
    </style:style>
    <style:style style:name="T38" style:family="text">
      <style:text-properties style:font-name="Liberation Serif" fo:font-size="12pt" style:font-name-asian="Calibri1" style:font-size-asian="12pt" style:font-size-complex="12pt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style:font-name-asian="Calibri1"/>
    </style:style>
    <style:style style:name="T41" style:family="text">
      <style:text-properties officeooo:rsid="00057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ФГБОУ ВО</text:p>
      <text:p text:style-name="P43">«Калининградский государственный технический университет»</text:p>
      <text:p text:style-name="P14"/>
      <text:p text:style-name="P39">УТВЕРЖДАЮ<text:tab/><text:tab/><text:tab/> <text:s text:c="30"/>УТВЕРЖДАЮ</text:p>
      <text:p text:style-name="P4"><text:span text:style-name="T17">Руководитель:_____________ <text:tab/> <text:s text:c="29"/>Ст. гр. 18-ВТ: </text:span><text:span text:style-name="T18">Поляков Л.Д</text:span><text:span text:style-name="T17">. <text:s text:c="24"/></text:span></text:p>
      <text:p text:style-name="P40">Подпись:________(________________) <text:s text:c="16"/>Подпись:_____(__________)</text:p>
      <text:p text:style-name="P39">Дата:________________ <text:s text:c="41"/>Дата:_______________ Печать: <text:s text:c="69"/>Печать:</text:p>
      <text:p text:style-name="P14"/>
      <text:p text:style-name="P44"><text:tab/><text:tab/><text:tab/><text:tab/><text:tab/><text:tab/><text:tab/><text:tab/> </text:p>
      <text:p text:style-name="P15"/>
      <text:p text:style-name="P16"/>
      <text:p text:style-name="P5"><text:span text:style-name="T19">«</text:span><text:span text:style-name="T21">Автоматизированн</text:span><text:span text:style-name="T22">ая система управления </text:span><text:span text:style-name="T23">естественной освещенностью </text:span><text:span text:style-name="T24">рабочего места</text:span><text:span text:style-name="T23"> в офисе компании «ООО МАНУФАКТУРА ВЕОМ»</text:span><text:span text:style-name="T19">»</text:span></text:p>
      <text:p text:style-name="P11"/>
      <text:p text:style-name="P46">ОПИСАНИЕ ОРГАНИЗАЦИИ ИНФОРМАЦИОННОЙ БАЗЫ</text:p>
      <text:p text:style-name="P46">На <text:span text:style-name="T41">2</text:span> листах</text:p>
      <text:p text:style-name="P50">Действует с марта 2022 г. </text:p>
      <text:p text:style-name="P14"/>
      <text:p text:style-name="P14"/>
      <text:p text:style-name="P14"/>
      <text:p text:style-name="P14"/>
      <text:p text:style-name="P14"/>
      <text:p text:style-name="P14">СОГЛАСОВАНО:</text:p>
      <text:p text:style-name="P14"/>
      <text:p text:style-name="P14">Руководитель:________________________________</text:p>
      <text:p text:style-name="P14">Подпись:_____________(_________________)</text:p>
      <text:p text:style-name="P19">Дата:_______________</text:p>
      <text:p text:style-name="P14">Печать: </text:p>
      <text:p text:style-name="P19"/>
      <text:p text:style-name="P20"/>
      <text:p text:style-name="P22"/>
      <text:p text:style-name="P21"/>
      <text:p text:style-name="P21"/>
      <text:p text:style-name="P21">Калининград</text:p>
      <text:p text:style-name="P61">2022<text:bookmark-start text:name="_Toc481488227"/><text:bookmark-start text:name="_Toc481366369"/><text:bookmark-start text:name="_Toc481178906"/></text:p>
      <text:p text:style-name="P73"><text:bookmark-start text:name="_Toc101359609"/><text:bookmark-end text:name="_Toc101359609"/><text:bookmark-end text:name="_Toc481488227"/><text:bookmark-end text:name="_Toc481366369"/><text:bookmark-end text:name="_Toc481178906"/><text:soft-page-break/><text:span text:style-name="T35"><text:tab/></text:span><text:span text:style-name="T36">В а</text:span><text:span text:style-name="T25">втоматизированн</text:span><text:span text:style-name="T29">ой</text:span><text:span text:style-name="T26"> систем</text:span><text:span text:style-name="T29">е</text:span><text:span text:style-name="T26"> управления </text:span><text:span text:style-name="T27">естественной освещенностью </text:span><text:span text:style-name="T28">рабочего места</text:span><text:span text:style-name="T27"> в офисе компании «ООО МАНУФАКТУРА ВЕОМ» </text:span><text:span text:style-name="T35">не предусмотрена информационная база. Все </text:span><text:span text:style-name="T37">данные системы хранятся в коде и нигде больше не хранятся.</text:span></text:p>
      <text:p text:style-name="P74"><text:span text:style-name="T4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74963842" text:style-name="WWNum1">
        <text:list-item>
          <text:h text:style-name="P69" text:outline-level="1"><text:span text:style-name="T1"/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78</meta:editing-cycles>
    <meta:creation-date>2022-03-10T11:49:00</meta:creation-date>
    <dc:date>2022-05-14T21:01:31.939000000</dc:date>
    <meta:editing-duration>PT10H48M34S</meta:editing-duration>
    <meta:generator>LibreOffice/7.3.2.2$Windows_X86_64 LibreOffice_project/49f2b1bff42cfccbd8f788c8dc32c1c309559be0</meta:generator>
    <meta:document-statistic meta:table-count="0" meta:image-count="0" meta:object-count="0" meta:page-count="2" meta:paragraph-count="20" meta:word-count="82" meta:character-count="1043" meta:non-whitespace-character-count="753"/>
    <meta:user-defined meta:name="AppVersion">16.0000</meta:user-defined>
    <meta:template xlink:type="simple" xlink:actuate="onRequest" xlink:title="Normal.dotm" xlink:href=""/>
  </office:meta>
</office:document-meta>
</file>